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re Franklin" svg:font-family="'Libre Franklin', sans-serif, sans-serif"/>
    <style:font-face style:name="var wp--custom--button--typography--font-family" svg:font-family="'var wp--custom--button--typography--font-family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top="0in" fo:margin-bottom="0.139in" loext:contextual-spacing="false"/>
      <style:text-properties style:font-name="Arial"/>
    </style:style>
    <style:style style:name="P4" style:family="paragraph" style:parent-style-name="Text_20_body">
      <style:paragraph-properties fo:margin-top="0in" fo:margin-bottom="0.139in" loext:contextual-spacing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6" style:family="paragraph" style:parent-style-name="Text_20_body" style:list-style-name="L1">
      <style:paragraph-properties fo:margin-left="0.0346in" fo:margin-right="0.0346in" fo:margin-top="0in" fo:margin-bottom="0in" loext:contextual-spacing="false" fo:line-height="100%" fo:text-indent="0in" style:auto-text-indent="false" fo:padding="0in" fo:border="none"/>
      <style:text-properties fo:font-variant="normal" fo:text-transform="none" loext:padding="0in" loext:border="none"/>
    </style:style>
    <style:style style:name="T1" style:family="text">
      <style:text-properties fo:font-variant="normal" fo:text-transform="none" style:text-line-through-style="none" style:text-line-through-type="none" style:font-name="var wp--custom--button--typography--font-family" fo:font-style="normal" style:text-underline-style="none" style:text-blinking="false" loext:padding="0in" loext:border="none"/>
    </style:style>
    <style:style style:name="T2" style:family="text">
      <style:text-properties fo:font-variant="normal" fo:text-transform="none" fo:color="#000000" style:font-name="Libre Franklin" fo:font-size="9.5pt" fo:letter-spacing="normal" fo:font-style="normal" fo:font-weight="normal"/>
    </style:style>
    <style:style style:name="T3" style:family="text">
      <style:text-properties fo:font-variant="normal" fo:text-transform="none" fo:color="#000000" fo:font-size="9.5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officeooo:rsid="0001adf0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tracked-changes>
        <text:changed-region xml:id="ct2247931304784" text:id="ct224793130478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31301904" text:id="ct2247931301904">
          <text:deletion>
            <office:change-info>
              <dc:creator>Unknown Author</dc:creator>
              <dc:date>2023-11-20T16:05:56.183000000</dc:date>
            </office:change-info>
            <text:p text:style-name="P2">Copyright &lt;YEAR&gt; &lt;COPYRIGHT HOLDER&gt;</text:p>
            <text:p text:style-name="P2"/>
          </text:deletion>
        </text:changed-region>
        <text:changed-region xml:id="ct2247931301184" text:id="ct224793130118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31288224" text:id="ct2247931288224">
          <text:deletion>
            <office:change-info>
              <dc:creator>Unknown Author</dc:creator>
              <dc:date>2023-11-20T16:05:56.183000000</dc:date>
            </office:change-info>
            <text:p text:style-name="P1">sublicense, </text:p>
          </text:deletion>
        </text:changed-region>
        <text:changed-region xml:id="ct2247931288704" text:id="ct2247931288704">
          <text:deletion>
            <office:change-info>
              <dc:creator>Unknown Author</dc:creator>
              <dc:date>2023-11-20T16:05:56.183000000</dc:date>
            </office:change-info>
            <text:p text:style-name="P1">subject to the following conditions:</text:p>
            <text:p text:style-name="P1"/>
          </text:deletion>
        </text:changed-region>
        <text:changed-region xml:id="ct2247931312944" text:id="ct2247931312944">
          <text:insertion>
            <office:change-info>
              <dc:creator>Unknown Author</dc:creator>
              <dc:date>2023-11-20T16:08:02</dc:date>
            </office:change-info>
          </text:insertion>
        </text:changed-region>
        <text:changed-region xml:id="ct2247923364144" text:id="ct2247923364144">
          <text:deletion>
            <office:change-info>
              <dc:creator>Unknown Author</dc:creator>
              <dc:date>2023-11-20T16:05:56.183000000</dc:date>
            </office:change-info>
            <text:p text:style-name="P1"><text:span text:style-name="T5">The </text:span></text:p>
          </text:deletion>
        </text:changed-region>
        <text:changed-region xml:id="ct2247923365104" text:id="ct2247923365104">
          <text:insertion>
            <office:change-info>
              <dc:creator>Unknown Author</dc:creator>
              <dc:date>2023-11-20T16:08:49</dc:date>
            </office:change-info>
          </text:insertion>
        </text:changed-region>
        <text:changed-region xml:id="ct2247923359824" text:id="ct2247923359824">
          <text:deletion>
            <office:change-info>
              <dc:creator>Unknown Author</dc:creator>
              <dc:date>2023-11-20T16:05:56.183000000</dc:date>
            </office:change-info>
            <text:p text:style-name="P1"><text:s/>shall be included </text:p>
          </text:deletion>
        </text:changed-region>
        <text:changed-region xml:id="ct2247923379264" text:id="ct2247923379264">
          <text:insertion>
            <office:change-info>
              <dc:creator>Unknown Author</dc:creator>
              <dc:date>2023-11-20T16:09:38</dc:date>
            </office:change-info>
          </text:insertion>
        </text:changed-region>
        <text:changed-region xml:id="ct2247923380464" text:id="ct2247923380464">
          <text:deletion>
            <office:change-info>
              <dc:creator>Unknown Author</dc:creator>
              <dc:date>2023-11-20T16:05:56.183000000</dc:date>
            </office:change-info>
            <text:p text:style-name="P1">or substantial portions </text:p>
          </text:deletion>
        </text:changed-region>
        <text:changed-region xml:id="ct2247923362224" text:id="ct2247923362224">
          <text:insertion>
            <office:change-info>
              <dc:creator>Unknown Author</dc:creator>
              <dc:date>2023-11-20T16:11:34</dc:date>
            </office:change-info>
          </text:insertion>
        </text:changed-region>
        <text:changed-region xml:id="ct2247931320624" text:id="ct224793132062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31302624" text:id="ct2247931302624">
          <text:deletion>
            <office:change-info>
              <dc:creator>Unknown Author</dc:creator>
              <dc:date>2023-11-20T16:05:56.183000000</dc:date>
            </office:change-info>
            <text:p text:style-name="P3">AUTHORS </text:p>
          </text:deletion>
        </text:changed-region>
        <text:changed-region xml:id="ct2247923354304" text:id="ct2247923354304">
          <text:deletion>
            <office:change-info>
              <dc:creator>Unknown Author</dc:creator>
              <dc:date>2023-11-20T16:13:23</dc:date>
            </office:change-info>
            <text:p text:style-name="P3">OR </text:p>
          </text:deletion>
        </text:changed-region>
        <text:changed-region xml:id="ct2247923356704" text:id="ct2247923356704">
          <text:insertion>
            <office:change-info>
              <dc:creator>Unknown Author</dc:creator>
              <dc:date>2023-11-20T16:13:49</dc:date>
            </office:change-info>
          </text:insertion>
        </text:changed-region>
        <text:changed-region xml:id="ct2247923362464" text:id="ct2247923362464">
          <text:insertion>
            <office:change-info>
              <dc:creator>Unknown Author</dc:creator>
              <dc:date>2023-11-20T16:14:14</dc:date>
            </office:change-info>
          </text:insertion>
        </text:changed-region>
        <text:changed-region xml:id="ct2247923351664" text:id="ct224792335166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23363664" text:id="ct2247923363664">
          <text:insertion>
            <office:change-info>
              <dc:creator>Unknown Author</dc:creator>
              <dc:date>2023-11-20T16:15:47</dc:date>
            </office:change-info>
          </text:insertion>
        </text:changed-region>
        <text:changed-region xml:id="ct2247923362944" text:id="ct2247923362944">
          <text:deletion>
            <office:change-info>
              <dc:creator>Unknown Author</dc:creator>
              <dc:date>2023-11-20T16:16:29</dc:date>
            </office:change-info>
            <text:p text:style-name="P3"><text:span text:style-name="T5">OR OTHER LIABILITY</text:span></text:p>
          </text:deletion>
        </text:changed-region>
        <text:changed-region xml:id="ct2247923362704" text:id="ct224792336270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23361024" text:id="ct224792336102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31287504" text:id="ct2247931287504">
          <text:deletion>
            <office:change-info>
              <dc:creator>Unknown Author</dc:creator>
              <dc:date>2023-11-20T16:05:56.183000000</dc:date>
            </office:change-info>
            <text:p text:style-name="P3">TORT OR OTHERWISE, </text:p>
          </text:deletion>
        </text:changed-region>
        <text:changed-region xml:id="ct2247931291344" text:id="ct2247931291344">
          <text:deletion>
            <office:change-info>
              <dc:creator>Unknown Author</dc:creator>
              <dc:date>2023-11-20T16:05:56.183000000</dc:date>
            </office:change-info>
            <text:p text:style-name="P3">FROM, </text:p>
          </text:deletion>
        </text:changed-region>
        <text:changed-region xml:id="ct2247931300464" text:id="ct2247931300464">
          <text:deletion>
            <office:change-info>
              <dc:creator>Unknown Author</dc:creator>
              <dc:date>2023-11-20T16:05:56.183000000</dc:date>
            </office:change-info>
            <text:p text:style-name="P3">SOFTWARE OR THE </text:p>
          </text:deletion>
        </text:changed-region>
        <text:changed-region xml:id="ct2247923357184" text:id="ct224792335718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  <text:changed-region xml:id="ct2247931304064" text:id="ct2247931304064">
          <text:deletion>
            <office:change-info>
              <dc:creator>Unknown Author</dc:creator>
              <dc:date>2023-11-20T16:05:56.183000000</dc:date>
            </office:change-info>
            <text:p text:style-name="P3">OTHER DEALINGS IN THE</text:p>
          </text:deletion>
        </text:changed-region>
        <text:changed-region xml:id="ct2247923360544" text:id="ct2247923360544">
          <text:insertion>
            <office:change-info>
              <dc:creator>Unknown Author</dc:creator>
              <dc:date>2023-11-20T16:05:56.183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-start text:change-id="ct2247931304784"/><text:span text:style-name="T4">COPYRIGHT AND PERMISSION NOTICE</text:span> </text:p>
      <text:p text:style-name="P2"><text:change-end text:change-id="ct2247931304784"/><text:change text:change-id="ct2247931301904"/><text:change-start text:change-id="ct2247931301184"/>Copyright (c) yyyy-yyyy copyright holder</text:p>
      <text:p text:style-name="P4">[All Rights Reserved.]</text:p>
      <text:p text:style-name="P1"><text:change-end text:change-id="ct2247931301184"/>Permission is hereby granted, free of charge, to any person obtaining a copy of this software and associated documentation files (the “Software”), to deal in the Software without restriction, including without limitation the rights to use, copy, modify, merge, publish, distribute, <text:change text:change-id="ct2247931288224"/>and/or sell copies of the Software, and to permit persons to whom the Software is furnished to do so, <text:change text:change-id="ct2247931288704"/><text:change-start text:change-id="ct2247931312944"/><text:span text:style-name="T5">provided that the </text:span><text:change-end text:change-id="ct2247931312944"/><text:change text:change-id="ct2247923364144"/>above copyright notice<text:change-start text:change-id="ct2247923365104"/><text:span text:style-name="T5">(s)</text:span><text:change-end text:change-id="ct2247923365104"/> and this permission notice<text:change text:change-id="ct2247923359824"/><text:change-start text:change-id="ct2247923379264"/><text:span text:style-name="T5">appear </text:span><text:change-end text:change-id="ct2247923379264"/>in all copies <text:change text:change-id="ct2247923380464"/>of the Software<text:change-start text:change-id="ct2247923362224"/> and that both the above copyright notice(s) and this permission notice appear in supporting documentation.<text:change-end text:change-id="ct2247923362224"/></text:p>
      <text:p text:style-name="P3">THE SOFTWARE IS PROVIDED “AS IS”, WITHOUT WARRANTY OF ANY KIND, EXPRESS OR IMPLIED, INCLUDING BUT NOT LIMITED TO THE WARRANTIES OF MERCHANTABILITY, FITNESS FOR A PARTICULAR PURPOSE AND NONINFRINGEMENT<text:change-start text:change-id="ct2247931320624"/> OF THIRD PARTY RIGHTS<text:change-end text:change-id="ct2247931320624"/>. IN NO EVENT SHALL THE <text:change text:change-id="ct2247931302624"/><text:change text:change-id="ct2247923354304"/>COPYRIGHT<text:change-start text:change-id="ct2247923356704"/> <text:span text:style-name="T5">HOLDER OR</text:span><text:change-end text:change-id="ct2247923356704"/> HOLDERS <text:change-start text:change-id="ct2247923362464"/><text:span text:style-name="T5">INCLUDED IN THIS NOTICE </text:span><text:change-end text:change-id="ct2247923362464"/>BE LIABLE FOR ANY CLAIM, <text:change-start text:change-id="ct2247923351664"/>OR ANY SPECIAL INDIRECT OR CONSEQUENTIAL DAMAGES, OR ANY <text:change-end text:change-id="ct2247923351664"/>DAMAGES<text:change-start text:change-id="ct2247923363664"/> <text:change-end text:change-id="ct2247923363664"/><text:change text:change-id="ct2247923362944"/><text:change-start text:change-id="ct2247923362704"/><text:s/>WHATSOEVER RESULTING FROM LOSS OF USE, DATA OR PROFITS, <text:change-end text:change-id="ct2247923362704"/>WHETHER IN AN ACTION OF CONTRACT, <text:change-start text:change-id="ct2247923361024"/>NEGLIGENCE OR OTHER TORTIOUS ACTION, <text:change-end text:change-id="ct2247923361024"/><text:change text:change-id="ct2247931287504"/>ARISING <text:change text:change-id="ct2247931291344"/>OUT OF OR IN CONNECTION WITH THE <text:change text:change-id="ct2247931300464"/>USE OR <text:change-start text:change-id="ct2247923357184"/>PERFORMANCE OF THIS<text:change-end text:change-id="ct2247923357184"/><text:change text:change-id="ct2247931304064"/> SOFTWARE.<text:change-start text:change-id="ct2247923360544"/></text:p>
      <text:p text:style-name="P3">Except as contained in this notice, the name of a copyright holder shall not be used in advertising or otherwise to promote the sale, use or other dealings in this Software without prior written authorization of the copyright holder.<text:change-end text:change-id="ct224792336054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re Franklin" svg:font-family="'Libre Franklin', sans-serif, sans-serif"/>
    <style:font-face style:name="var wp--custom--button--typography--font-family" svg:font-family="'var wp--custom--button--typography--font-family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0T15:53:02.679000000</meta:creation-date>
    <dc:date>2023-11-20T16:19:55.624000000</dc:date>
    <meta:editing-duration>PT4M44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238" meta:character-count="1517" meta:non-whitespace-character-count="1283"/>
  </office:meta>
</office:document-meta>
</file>